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9361in" style:use-optimal-column-width="false"/>
    </style:style>
    <style:style style:name="TableColumn3" style:family="table-column">
      <style:table-column-properties style:column-width="1.1895in" style:use-optimal-column-width="false"/>
    </style:style>
    <style:style style:name="Table1" style:family="table" style:master-page-name="MP0">
      <style:table-properties style:width="7.1256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fo:padding-top="0in" fo:padding-left="0.0194in" fo:padding-bottom="0in" fo:padding-right="0.0194in"/>
    </style:style>
    <style:style style:name="P6" style:parent-style-name="內文0" style:family="paragraph">
      <style:paragraph-properties fo:break-before="page"/>
      <style:text-properties fo:color="#FF0000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P9" style:parent-style-name="內文0" style:family="paragraph">
      <style:text-properties fo:color="#FF0000"/>
    </style:style>
    <style:style style:name="TableRow10" style:family="table-row">
      <style:table-row-properties style:row-height="0.1666in" style:use-optimal-row-height="false" fo:keep-together="always"/>
    </style:style>
    <style:style style:name="P11" style:parent-style-name="內文0" style:family="paragraph">
      <style:text-properties fo:color="#FF0000"/>
    </style:style>
    <style:style style:name="TableCell12" style:family="table-cell">
      <style:table-cell-properties fo:border="none" fo:padding-top="0in" fo:padding-left="0.0194in" fo:padding-bottom="0in" fo:padding-right="0.0194in"/>
    </style:style>
    <style:style style:name="P13" style:parent-style-name="內文0" style:family="paragraph">
      <style:paragraph-properties fo:text-align="start"/>
    </style:style>
    <style:style style:name="T14" style:parent-style-name="預設段落字型" style:family="text">
      <style:text-properties fo:color="#FF0000" fo:font-size="11pt" style:font-size-asian="11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FF0000" fo:padding-top="0in" fo:padding-left="0.0194in" fo:padding-bottom="0in" fo:padding-right="0.0194in"/>
    </style:style>
    <style:style style:name="P17" style:parent-style-name="內文" style:family="paragraph">
      <style:paragraph-properties fo:margin-top="0.0833in" fo:margin-bottom="0.0833in"/>
      <style:text-properties style:font-name-asian="標楷體" fo:color="#FF0000"/>
    </style:style>
    <style:style style:name="TableRow18" style:family="table-row">
      <style:table-row-properties style:min-row-height="1.0256in" style:use-optimal-row-height="false"/>
    </style:style>
    <style:style style:name="TableCell19" style:family="table-cell">
      <style:table-cell-properties fo:border-top="none" fo:border-left="0.0069in solid #FF0000" fo:border-bottom="none" fo:border-right="0.0069in solid #FF0000" fo:padding-top="0in" fo:padding-left="0.0194in" fo:padding-bottom="0in" fo:padding-right="0.0194in"/>
    </style:style>
    <style:style style:name="P20" style:parent-style-name="內文" style:family="paragraph">
      <style:paragraph-properties fo:margin-top="0.0833in" fo:margin-bottom="0.0833in"/>
      <style:text-properties style:font-name-asian="標楷體" fo:color="#FF0000"/>
    </style:style>
    <style:style style:name="P21" style:parent-style-name="內文" style:family="paragraph">
      <style:paragraph-properties fo:margin-top="0.0833in" fo:line-height="0.25in"/>
      <style:text-properties style:font-name-asian="標楷體" fo:color="#FF0000"/>
    </style:style>
    <style:style style:name="P22" style:parent-style-name="內文" style:family="paragraph">
      <style:paragraph-properties fo:margin-top="0.0833in" fo:line-height="0.25in"/>
      <style:text-properties style:font-name-asian="標楷體" fo:color="#FF0000"/>
    </style:style>
    <style:style style:name="P23" style:parent-style-name="內文" style:family="paragraph">
      <style:paragraph-properties fo:text-indent="3.5in"/>
      <style:text-properties style:font-name-asian="標楷體" fo:color="#FF0000"/>
    </style:style>
    <style:style style:name="TableRow24" style:family="table-row">
      <style:table-row-properties style:min-row-height="1.2236in" style:use-optimal-row-height="false"/>
    </style:style>
    <style:style style:name="TableCell25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26" style:parent-style-name="內文" style:family="paragraph">
      <style:text-properties style:font-name-asian="標楷體" fo:color="#FF0000" fo:font-size="11pt" style:font-size-asian="11pt"/>
    </style:style>
    <style:style style:name="P27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8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29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31" style:family="table-row">
      <style:table-row-properties style:min-row-height="0.9986in" style:use-optimal-row-height="false"/>
    </style:style>
    <style:style style:name="TableCell32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33" style:parent-style-name="內文" style:family="paragraph">
      <style:text-properties style:font-name-asian="標楷體" fo:color="#FF0000" fo:font-size="11pt" style:font-size-asian="11pt"/>
    </style:style>
    <style:style style:name="P34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5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36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37" style:family="table-row">
      <style:table-row-properties style:min-row-height="0.7381in" style:use-optimal-row-height="false"/>
    </style:style>
    <style:style style:name="TableCell38" style:family="table-cell">
      <style:table-cell-properties fo:border="0.0069in solid #FF0000" fo:padding-top="0in" fo:padding-left="0.0194in" fo:padding-bottom="0in" fo:padding-right="0.0194in"/>
    </style:style>
    <style:style style:name="P39" style:parent-style-name="內文" style:family="paragraph">
      <style:text-properties style:font-name-asian="標楷體" fo:color="#FF0000" fo:font-size="11pt" style:font-size-asian="11pt"/>
    </style:style>
    <style:style style:name="P40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4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42" style:family="table-row">
      <style:table-row-properties style:min-row-height="0.9993in" style:use-optimal-row-height="false"/>
    </style:style>
    <style:style style:name="TableCell43" style:family="table-cell">
      <style:table-cell-properties fo:border-top="none" fo:border-left="0.0069in solid #FF0000" fo:border-bottom="none" fo:border-right="0.0069in solid #FF0000" fo:padding-top="0in" fo:padding-left="0.0194in" fo:padding-bottom="0in" fo:padding-right="0.0194in"/>
    </style:style>
    <style:style style:name="P44" style:parent-style-name="內文" style:family="paragraph">
      <style:text-properties style:font-name-asian="標楷體" fo:color="#FF0000" fo:font-size="11pt" style:font-size-asian="11pt"/>
    </style:style>
    <style:style style:name="P45" style:parent-style-name="內文" style:family="paragraph">
      <style:text-properties style:font-name-asian="標楷體" fo:color="#FF0000" fo:font-size="11pt" style:font-size-asian="11pt"/>
    </style:style>
    <style:style style:name="P46" style:parent-style-name="內文" style:family="paragraph">
      <style:text-properties style:font-name-asian="標楷體" fo:color="#FF0000" fo:font-size="11pt" style:font-size-asian="11pt"/>
    </style:style>
    <style:style style:name="P47" style:parent-style-name="內文" style:family="paragraph">
      <style:text-properties style:font-name-asian="標楷體" fo:color="#FF0000" fo:font-size="11pt" style:font-size-asian="11pt"/>
    </style:style>
    <style:style style:name="TableRow48" style:family="table-row">
      <style:table-row-properties style:min-row-height="0.9875in" style:use-optimal-row-height="false"/>
    </style:style>
    <style:style style:name="TableCell49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50" style:parent-style-name="內文" style:family="paragraph">
      <style:text-properties style:font-name-asian="標楷體" fo:color="#FF0000" fo:font-size="11pt" style:font-size-asian="11pt"/>
    </style:style>
    <style:style style:name="P51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2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P53" style:parent-style-name="內文" style:family="paragraph">
      <style:paragraph-properties fo:text-indent="0.118in"/>
      <style:text-properties style:font-name-asian="標楷體" fo:color="#FF0000" fo:font-size="11pt" style:font-size-asian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56" style:parent-style-name="內文" style:family="paragraph">
      <style:paragraph-properties fo:margin-top="0.0833in" fo:margin-bottom="0.0833in"/>
      <style:text-properties style:font-name-asian="標楷體" fo:color="#FF0000" fo:font-size="11pt" style:font-size-asian="11pt"/>
    </style:style>
    <style:style style:name="P57" style:parent-style-name="內文" style:family="paragraph">
      <style:text-properties style:font-name-asian="標楷體" fo:color="#FF0000" fo:font-size="11pt" style:font-size-asian="11pt"/>
    </style:style>
    <style:style style:name="P58" style:parent-style-name="內文" style:family="paragraph">
      <style:text-properties style:font-name-asian="標楷體" fo:color="#FF0000" fo:font-size="11pt" style:font-size-asian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FF0000" fo:border-left="0.0069in solid #FF0000" fo:border-bottom="none" fo:border-right="0.0069in solid #FF0000" fo:padding-top="0in" fo:padding-left="0.0194in" fo:padding-bottom="0in" fo:padding-right="0.0194in"/>
    </style:style>
    <style:style style:name="P61" style:parent-style-name="內文" style:family="paragraph">
      <style:paragraph-properties fo:margin-top="0.0833in" fo:margin-bottom="0.0833in"/>
      <style:text-properties style:font-name-asian="標楷體" fo:color="#FF0000" fo:font-size="11pt" style:font-size-asian="11pt"/>
    </style:style>
    <style:style style:name="P62" style:parent-style-name="內文" style:family="paragraph">
      <style:text-properties style:font-name-asian="標楷體" fo:color="#FF0000" fo:font-size="11pt" style:font-size-asian="11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FF0000" fo:padding-top="0in" fo:padding-left="0.0194in" fo:padding-bottom="0in" fo:padding-right="0.0194in"/>
    </style:style>
    <style:style style:name="P65" style:parent-style-name="內文" style:family="paragraph">
      <style:text-properties style:font-name-asian="標楷體" fo:color="#FF0000" fo:font-size="11pt" style:font-size-asian="11pt"/>
    </style:style>
    <style:style style:name="P66" style:parent-style-name="內文" style:family="paragraph">
      <style:paragraph-properties fo:margin-top="0.0833in" fo:margin-bottom="0.0833in"/>
      <style:text-properties style:font-name-asian="標楷體" fo:color="#FF0000" fo:font-size="11pt" style:font-size-asian="11pt"/>
    </style:style>
    <style:style style:name="P67" style:parent-style-name="內文" style:family="paragraph">
      <style:paragraph-properties fo:line-height="0.25in"/>
      <style:text-properties style:font-name-asian="標楷體"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2">
            <text:p text:style-name="P6">拆除執照申請書</text:p>
          </table:table-cell>
          <table:table-cell table:style-name="TableCell8">
            <text:p text:style-name="P9">D14-2</text:p>
          </table:table-cell>
        </table:table-row>
        <table:table-row table:style-name="TableRow10">
          <table:covered-table-cell>
            <text:p text:style-name="P11"/>
          </table:covered-table-cell>
          <table:table-cell table:style-name="TableCell12">
            <text:p text:style-name="P13"><text:span text:style-name="T14">年月日</text:span></text:p>
          </table:table-cell>
        </table:table-row>
        <table:table-row table:style-name="TableRow15">
          <table:table-cell table:style-name="TableCell16" table:number-columns-spanned="2">
            <text:p text:style-name="P17">依據建築法第79條規定,<text:s/>建築物非屬第83條之古蹟，申請人檢附權利證明文件或其他合法證明，得向主管機關申請建築物之拆除執照，若與建造執照併案時辦理亦同。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下開拆除工程遵章檢同拆除建築物圖樣（<text:s text:c="2"/>張）及建築物權利證明文件（<text:s text:c="2"/>張），申請核准給照。</text:p>
            <text:p text:style-name="P21">此致<text:s text:c="21"/>經濟部水利署臺北水源特定區管理局</text:p>
            <text:p text:style-name="P22"/>
            <text:p text:style-name="P23">申請人<text:s text:c="30"/>印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【1.申請人】</text:p>
            <text:p text:style-name="P27">【姓名】</text:p>
            <text:p text:style-name="P28">【年齡】民國<text:s text:c="11"/>年<text:s text:c="3"/><text:s/>月<text:s text:c="4"/>日生</text:p>
            <text:p text:style-name="P29">【身分證字號】<text:s text:c="27"/><text:s text:c="3"/>【電話】</text:p>
            <text:p text:style-name="P30">【通訊處】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【2.拆除物地址】</text:p>
            <text:p text:style-name="P34">【所屬行政區】<text:s text:c="24"/><text:s text:c="3"/><text:s text:c="3"/>【郵遞區號】</text:p>
            <text:p text:style-name="P35">【地號】<text:s text:c="15"/>鄉(鎮、市、區) <text:s text:c="5"/>段<text:s text:c="6"/>小段<text:s text:c="8"/>號等<text:s text:c="4"/>筆</text:p>
            <text:p text:style-name="P36">【地址】</text:p>
          </table:table-cell>
          <table:covered-table-cell/>
        </table:table-row>
        <table:table-row table:style-name="TableRow37">
          <table:table-cell table:style-name="TableCell38" table:number-columns-spanned="2">
            <text:p text:style-name="P39">【3.拆除物概要】<text:s text:c="27"/><text:s text:c="3"/>【拆除面積】<text:s text:c="15"/>㎡</text:p>
            <text:p text:style-name="P40">【建築物用途】<text:s text:c="11"/><text:s text:c="16"/><text:s text:c="3"/>【構造種類】</text:p>
            <text:p text:style-name="P41">【層棟戶數】<text:s text:c="8"/>幢<text:s text:c="2"/>棟<text:s text:c="3"/>地上<text:s text:c="2"/>層<text:s text:c="2"/>地下<text:s text:c="2"/>層<text:s text:c="2"/>共<text:s text:c="4"/>戶</text:p>
          </table:table-cell>
          <table:covered-table-cell/>
        </table:table-row>
        <table:table-row table:style-name="TableRow42">
          <table:table-cell table:style-name="TableCell43" table:number-columns-spanned="2">
            <text:p text:style-name="P44">【4.借用道路】</text:p>
            <text:p text:style-name="P45"><text:s text:c="16"/>路<text:s text:c="5"/>巷<text:s text:c="5"/>弄<text:s text:c="5"/>號<text:s text:c="7"/>公尺長<text:s text:c="8"/>公尺寬</text:p>
            <text:p text:style-name="P46"><text:s text:c="16"/>路<text:s text:c="5"/>巷<text:s text:c="5"/>弄<text:s text:c="5"/>號<text:s text:c="7"/>公尺長<text:s text:c="8"/>公尺寬</text:p>
            <text:p text:style-name="P47"><text:s text:c="16"/>路<text:s text:c="5"/>巷<text:s text:c="5"/>弄<text:s text:c="5"/>號<text:s text:c="7"/>公尺長<text:s text:c="8"/>公尺寬</text:p>
          </table:table-cell>
          <table:covered-table-cell/>
        </table:table-row>
        <table:table-row table:style-name="TableRow48">
          <table:table-cell table:style-name="TableCell49" table:number-columns-spanned="2">
            <text:p text:style-name="P50">【5.營造業或建築師監督簽章】</text:p>
            <text:p text:style-name="P51">【姓名】</text:p>
            <text:p text:style-name="P52">【事務所名稱】</text:p>
            <text:p text:style-name="P53">【營造業名稱】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>【發照字號】<text:s text:c="8"/>字第<text:s text:c="6"/>號</text:p>
            <text:p text:style-name="P57">【日期】<text:s text:c="12"/>年<text:s text:c="3"/>月<text:s text:c="3"/>日</text:p>
            <text:p text:style-name="P58"/>
          </table:table-cell>
          <table:covered-table-cell/>
        </table:table-row>
        <table:table-row table:style-name="TableRow59">
          <table:table-cell table:style-name="TableCell60" table:number-columns-spanned="2">
            <text:p text:style-name="P61">【竣工期限】自發照日起<text:s text:c="13"/>個月內</text:p>
            <text:p text:style-name="P62"/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【領照日期】<text:s text:c="8"/>年<text:s text:c="3"/>月<text:s text:c="3"/>日</text:p>
            <text:p text:style-name="P66">【領收人】</text:p>
          </table:table-cell>
          <table:covered-table-cell/>
        </table:table-row>
      </table:table>
      <text:p text:style-name="P67">註：粗框部分申請人免填。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widows="0" fo:orphans="0" fo:text-align="center" style:vertical-align="baseline" fo:margin-bottom="0.1666in"/>
      <style:text-properties style:font-name-asian="標楷體" style:letter-kerning="true" fo:font-size="16pt" style:font-size-asian="16pt" style:font-size-complex="10pt" fo:hyphenate="false"/>
    </style:style>
    <style:style style:name="頁尾" style:display-name="頁尾" style:family="paragraph" style:parent-style-name="內文">
      <style:paragraph-properties fo:widows="0" fo:orphans="0" style:snap-to-layout-grid="false" style:vertical-align="baseline" fo:line-height="0.2361in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7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7">d14-2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拆除執照申請書</dc:title>
    <meta:initial-creator>a600090</meta:initial-creator>
    <dc:creator>林茂昌</dc:creator>
    <meta:creation-date>2018-11-14T02:27:00Z</meta:creation-date>
    <dc:date>2018-11-14T02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138" meta:character-count="926" meta:row-count="6" meta:non-whitespace-character-count="789"/>
  </office:meta>
</office:document-meta>
</file>